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47cm" fo:min-width="27.1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5.75cm" fo:min-width="26.095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754cm" fo:min-width="25.09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99cm" svg:height="1.997cm" draw:transform="skewX (-0.000523598775598299) translate (1cm 1cm)">
          <text:p text:style-name="P1">Title: Schedu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6.595cm" svg:height="16cm" svg:x="1.5cm" svg:y="3.5cm">
          <text:p text:style-name="P1">List of events and tasks scheduled for tod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5.598cm" svg:height="2.004cm" svg:x="2.006cm" svg:y="4.796cm">
          <text:p text:style-name="P1">Title ----- type ----- start time : end tim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099cm" svg:height="1.187cm" svg:x="23.896cm" svg:y="5.1cm">
          <draw:text-box>
            <text:p/>
          </draw:text-box>
        </draw:frame>
        <draw:custom-shape draw:style-name="gr3" draw:text-style-name="P2" draw:layer="layout" svg:width="25.598cm" svg:height="2.004cm" svg:x="2.006cm" svg:y="7.196cm">
          <text:p text:style-name="P1">Title ----- type ----- start time : end ti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598cm" svg:height="2.004cm" svg:x="2.006cm" svg:y="9.596cm">
          <text:p text:style-name="P1">Title ----- type ----- start time : end ti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598cm" svg:height="2.004cm" svg:x="2.006cm" svg:y="11.996cm">
          <text:p text:style-name="P1">Title ----- type ----- start time : end ti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598cm" svg:height="2.004cm" svg:x="2.006cm" svg:y="14.396cm">
          <text:p text:style-name="P1">Title ----- type ----- start time : end tim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5.598cm" svg:height="2.004cm" svg:x="2.006cm" svg:y="16.796cm">
          <text:p text:style-name="P1">Title ----- type ----- start time : end ti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1T12:28:42.307644297</meta:creation-date>
    <dc:date>2020-03-11T12:32:21.355811116</dc:date>
    <meta:editing-duration>PT3M39S</meta:editing-duration>
    <meta:editing-cycles>1</meta:editing-cycles>
    <meta:generator>LibreOffice/6.3.4.2.0$Linux_X86_64 LibreOffice_project/30$Build-2</meta:generator>
    <meta:document-statistic meta:object-count="9"/>
  </office:meta>
</office:document-meta>
</file>